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paragraph-rsid="00223b76"/>
    </style:style>
    <style:style style:name="P2" style:family="paragraph" style:parent-style-name="Standard">
      <style:paragraph-properties fo:margin-top="0cm" fo:margin-bottom="0.282cm" loext:contextual-spacing="false"/>
      <style:text-properties officeooo:rsid="0021aca6" officeooo:paragraph-rsid="00223b76"/>
    </style:style>
    <style:style style:name="P3" style:family="paragraph" style:parent-style-name="Preformatted_20_Text">
      <style:text-properties officeooo:rsid="0019f0f2" officeooo:paragraph-rsid="0019f0f2"/>
    </style:style>
    <style:style style:name="P4" style:family="paragraph" style:parent-style-name="Text_20_body">
      <style:text-properties officeooo:rsid="001bf6bf" officeooo:paragraph-rsid="001bf6bf"/>
    </style:style>
    <style:style style:name="P5" style:family="paragraph" style:parent-style-name="Text_20_body">
      <style:text-properties officeooo:rsid="001d854e" officeooo:paragraph-rsid="001d854e"/>
    </style:style>
    <style:style style:name="P6" style:family="paragraph" style:parent-style-name="Text_20_body">
      <style:text-properties officeooo:rsid="001f7054" officeooo:paragraph-rsid="001f7054"/>
    </style:style>
    <style:style style:name="P7" style:family="paragraph" style:parent-style-name="Text_20_body">
      <style:text-properties officeooo:rsid="001fb87d" officeooo:paragraph-rsid="001fb87d"/>
    </style:style>
    <style:style style:name="P8" style:family="paragraph" style:parent-style-name="Text_20_body">
      <style:text-properties officeooo:rsid="0021aca6" officeooo:paragraph-rsid="0021aca6"/>
    </style:style>
    <style:style style:name="P9" style:family="paragraph" style:parent-style-name="Text_20_body">
      <style:text-properties style:font-name="Courier New" officeooo:rsid="001bf6bf" officeooo:paragraph-rsid="001bf6bf"/>
    </style:style>
    <style:style style:name="P10" style:family="paragraph" style:parent-style-name="Text_20_body">
      <style:text-properties officeooo:rsid="0023a1c6" officeooo:paragraph-rsid="0023a1c6"/>
    </style:style>
    <style:style style:name="P11" style:family="paragraph" style:parent-style-name="Text_20_body">
      <style:text-properties officeooo:rsid="002559b3" officeooo:paragraph-rsid="002559b3"/>
    </style:style>
    <style:style style:name="P12" style:family="paragraph" style:parent-style-name="Text_20_body">
      <style:text-properties officeooo:rsid="00278f43" officeooo:paragraph-rsid="00278f43"/>
    </style:style>
    <style:style style:name="P13" style:family="paragraph" style:parent-style-name="Text_20_body">
      <style:text-properties officeooo:rsid="00292e16" officeooo:paragraph-rsid="00292e16"/>
    </style:style>
    <style:style style:name="P14" style:family="paragraph" style:parent-style-name="Text_20_body">
      <style:text-properties officeooo:paragraph-rsid="00292e16"/>
    </style:style>
    <style:style style:name="P15" style:family="paragraph" style:parent-style-name="Text_20_body">
      <style:text-properties officeooo:rsid="0032d4d1" officeooo:paragraph-rsid="0032d4d1"/>
    </style:style>
    <style:style style:name="P16" style:family="paragraph" style:parent-style-name="Text_20_body">
      <style:text-properties officeooo:rsid="0034822f" officeooo:paragraph-rsid="0034822f"/>
    </style:style>
    <style:style style:name="P17" style:family="paragraph" style:parent-style-name="Text_20_body">
      <style:text-properties officeooo:rsid="00367e88" officeooo:paragraph-rsid="00367e88"/>
    </style:style>
    <style:style style:name="P18" style:family="paragraph" style:parent-style-name="Standard">
      <style:text-properties fo:language="en" fo:country="GB" officeooo:paragraph-rsid="00223b76"/>
    </style:style>
    <style:style style:name="P19" style:family="paragraph" style:parent-style-name="Standard">
      <style:text-properties fo:color="#333333" style:font-name="Droid Sans Mono" fo:font-size="10.5pt" fo:font-weight="normal" officeooo:rsid="0032d4d1" officeooo:paragraph-rsid="0032d4d1" fo:background-color="#f5f5f5"/>
    </style:style>
    <style:style style:name="P20" style:family="paragraph" style:parent-style-name="Standard">
      <style:text-properties fo:color="#333333" style:font-name="Droid Sans Mono" fo:font-size="10.5pt" fo:font-weight="normal" officeooo:rsid="0034822f" officeooo:paragraph-rsid="0034822f" fo:background-color="#f5f5f5"/>
    </style:style>
    <style:style style:name="P21" style:family="paragraph" style:parent-style-name="Preformatted_20_Text">
      <style:text-properties officeooo:rsid="0019f0f2" officeooo:paragraph-rsid="0019f0f2"/>
    </style:style>
    <style:style style:name="P22" style:family="paragraph" style:parent-style-name="Preformatted_20_Text">
      <style:text-properties officeooo:rsid="002b1d3e" officeooo:paragraph-rsid="002b1d3e"/>
    </style:style>
    <style:style style:name="P23" style:family="paragraph" style:parent-style-name="Preformatted_20_Text">
      <style:text-properties fo:font-weight="bold" officeooo:rsid="002b1d3e" officeooo:paragraph-rsid="002b1d3e" style:font-weight-asian="bold" style:font-weight-complex="bold"/>
    </style:style>
    <style:style style:name="P24" style:family="paragraph" style:parent-style-name="Preformatted_20_Text">
      <style:text-properties fo:font-weight="bold" officeooo:rsid="0019f0f2" officeooo:paragraph-rsid="0019f0f2" style:font-weight-asian="bold" style:font-weight-complex="bold"/>
    </style:style>
    <style:style style:name="P25" style:family="paragraph" style:parent-style-name="Preformatted_20_Text">
      <style:text-properties fo:font-weight="bold" officeooo:rsid="002e424c" officeooo:paragraph-rsid="002e424c" style:font-weight-asian="bold" style:font-weight-complex="bold"/>
    </style:style>
    <style:style style:name="P26" style:family="paragraph" style:parent-style-name="Preformatted_20_Text">
      <style:text-properties fo:font-weight="bold" officeooo:rsid="002f8d69" officeooo:paragraph-rsid="002f8d69" style:font-weight-asian="bold" style:font-weight-complex="bold"/>
    </style:style>
    <style:style style:name="P27" style:family="paragraph" style:parent-style-name="Preformatted_20_Text">
      <style:text-properties officeooo:rsid="002cb5d6" officeooo:paragraph-rsid="002cb5d6"/>
    </style:style>
    <style:style style:name="P28" style:family="paragraph" style:parent-style-name="Preformatted_20_Text">
      <style:text-properties fo:font-weight="normal" officeooo:rsid="002e424c" officeooo:paragraph-rsid="002e424c" style:font-weight-asian="normal" style:font-weight-complex="normal"/>
    </style:style>
    <style:style style:name="P29" style:family="paragraph" style:parent-style-name="Preformatted_20_Text">
      <style:text-properties fo:font-weight="normal" officeooo:rsid="0019f0f2" officeooo:paragraph-rsid="0019f0f2" style:font-weight-asian="normal" style:font-weight-complex="normal"/>
    </style:style>
    <style:style style:name="P30" style:family="paragraph" style:parent-style-name="Preformatted_20_Text">
      <style:text-properties fo:font-weight="normal" officeooo:rsid="002f8d69" officeooo:paragraph-rsid="002f8d69" style:font-weight-asian="normal" style:font-weight-complex="normal"/>
    </style:style>
    <style:style style:name="P31" style:family="paragraph" style:parent-style-name="Preformatted_20_Text">
      <style:text-properties fo:font-weight="normal" officeooo:rsid="002f8d69" officeooo:paragraph-rsid="0031f1a9" style:font-weight-asian="normal" style:font-weight-complex="normal"/>
    </style:style>
    <style:style style:name="P32" style:family="paragraph" style:parent-style-name="Preformatted_20_Text">
      <style:text-properties fo:font-weight="normal" officeooo:rsid="0030aa34" officeooo:paragraph-rsid="0030aa34" style:font-weight-asian="normal" style:font-weight-complex="normal"/>
    </style:style>
    <style:style style:name="P33" style:family="paragraph" style:parent-style-name="Preformatted_20_Text">
      <style:text-properties fo:font-weight="normal" officeooo:rsid="00314b9f" officeooo:paragraph-rsid="00314b9f" style:font-weight-asian="normal" style:font-weight-complex="normal"/>
    </style:style>
    <style:style style:name="P34" style:family="paragraph" style:parent-style-name="Preformatted_20_Text">
      <style:paragraph-properties style:border-line-width-bottom="0.012cm 0.012cm 0.012cm" fo:padding="0.074cm" fo:border-left="none" fo:border-right="none" fo:border-top="none" fo:border-bottom="0.99pt double #000000" style:join-border="false"/>
      <style:text-properties fo:font-weight="normal" officeooo:rsid="00314b9f" officeooo:paragraph-rsid="00314b9f" style:font-weight-asian="normal" style:font-weight-complex="normal"/>
    </style:style>
    <style:style style:name="P35" style:family="paragraph" style:parent-style-name="Heading_20_1">
      <style:text-properties officeooo:rsid="001f7054" officeooo:paragraph-rsid="001f7054"/>
    </style:style>
    <style:style style:name="P36" style:family="paragraph" style:parent-style-name="Heading_20_1">
      <style:text-properties officeooo:paragraph-rsid="00223b76"/>
    </style:style>
    <style:style style:name="T1" style:family="text">
      <style:text-properties officeooo:rsid="001bf6bf"/>
    </style:style>
    <style:style style:name="T2" style:family="text">
      <style:text-properties style:font-name="Courier New"/>
    </style:style>
    <style:style style:name="T3" style:family="text">
      <style:text-properties officeooo:rsid="0021aca6"/>
    </style:style>
    <style:style style:name="T4" style:family="text">
      <style:text-properties officeooo:rsid="00292e16"/>
    </style:style>
    <style:style style:name="T5" style:family="text">
      <style:text-properties officeooo:rsid="0031f1a9"/>
    </style:style>
    <style:style style:name="T6" style:family="text">
      <style:text-properties fo:color="#448c27"/>
    </style:style>
    <style:style style:name="T7" style:family="text">
      <style:text-properties fo:color="#777777"/>
    </style:style>
    <style:style style:name="T8" style:family="text">
      <style:text-properties officeooo:rsid="00382c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mos</text:p>
      <text:p text:style-name="P3"/>
      <text:h text:style-name="Heading_20_1" text:outline-level="1">Swagger Demo</text:h>
      <text:p text:style-name="P3"/>
      <text:p text:style-name="P3">Open the swagger editor</text:p>
      <text:p text:style-name="P3">Look at petstore</text:p>
      <text:p text:style-name="P3">Let’s create a simple API (GET + POST) from scratch (I need a sample).</text:p>
      <text:p text:style-name="P3"/>
      <text:p text:style-name="P3">/home/mjrw/Documents/BBC-Microservices/Source/swagger/SimpleDemo</text:p>
      <text:p text:style-name="P3"/>
      <text:p text:style-name="P22">Start with step1.yaml</text:p>
      <text:p text:style-name="P22"/>
      <text:p text:style-name="P27">Gradually convert from echo to member services<text:tab/></text:p>
      <text:p text:style-name="P27">1) change meta data</text:p>
      <text:p text:style-name="P27">2) basepath → member</text:p>
      <text:p text:style-name="P27">3) What does it return?</text:p>
      <text:p text:style-name="P23"/>
      <text:p text:style-name="P24"/>
      <text:p text:style-name="P25">Create a definition:</text:p>
      <text:p text:style-name="P25"/>
      <text:p text:style-name="P28">definitions:</text:p>
      <text:p text:style-name="P28"><text:s text:c="2"/>member:</text:p>
      <text:p text:style-name="P28"><text:s text:c="4"/>type: object</text:p>
      <text:p text:style-name="P28"><text:s text:c="4"/>properties:</text:p>
      <text:p text:style-name="P28"><text:s text:c="6"/>id:</text:p>
      <text:p text:style-name="P28"><text:s text:c="8"/>type: string</text:p>
      <text:p text:style-name="P28"><text:s text:c="6"/>firstName:</text:p>
      <text:p text:style-name="P28"><text:s text:c="8"/>type: string</text:p>
      <text:p text:style-name="P28"><text:s text:c="6"/>age:</text:p>
      <text:p text:style-name="P28"><text:s text:c="8"/>type: integer</text:p>
      <text:p text:style-name="P28"><text:s text:c="8"/>format: int32</text:p>
      <text:p text:style-name="P25"/>
      <text:p text:style-name="P25"/>
      <text:p text:style-name="P25">Modify the get definition to:</text:p>
      <text:p text:style-name="P25"/>
      <text:p text:style-name="P28"><text:s text:c="2"/>/:</text:p>
      <text:p text:style-name="P28"><text:s text:c="4"/>get:</text:p>
      <text:p text:style-name="P28"><text:s text:c="6"/>responses:</text:p>
      <text:p text:style-name="P28"><text:s text:c="8"/>'200':</text:p>
      <text:p text:style-name="P28"><text:s text:c="10"/>description: List of members</text:p>
      <text:p text:style-name="P28"><text:s text:c="10"/>schema:</text:p>
      <text:p text:style-name="P28"><text:s text:c="12"/>title: members</text:p>
      <text:p text:style-name="P28"><text:s text:c="12"/>type: array</text:p>
      <text:p text:style-name="P28"><text:s text:c="12"/>items:</text:p>
      <text:p text:style-name="P28"><text:s text:c="14"/>$ref: '#/definitions/member'</text:p>
      <text:p text:style-name="P29"/>
      <text:p text:style-name="P24"/>
      <text:p text:style-name="P26">Add Produces and Consumes</text:p>
      <text:p text:style-name="P26"/>
      <text:p text:style-name="P30">consumes:</text:p>
      <text:p text:style-name="P30"><text:s text:c="2"/>- application/json</text:p>
      <text:p text:style-name="P30"><text:s text:c="2"/>- text/xml</text:p>
      <text:p text:style-name="P30">produces:</text:p>
      <text:p text:style-name="P30"><text:s text:c="2"/>- application/json</text:p>
      <text:p text:style-name="P30"><text:s text:c="2"/>- text/html</text:p>
      <text:p text:style-name="P24"/>
      <text:p text:style-name="P25">Now, add a new get method taking an argument</text:p>
      <text:p text:style-name="P25"/>
      <text:p text:style-name="P25"/>
      <text:p text:style-name="P30"><text:s text:c="3"/>/{memberId}:</text:p>
      <text:p text:style-name="P30"><text:s text:c="4"/>get:</text:p>
      <text:p text:style-name="P30"><text:soft-page-break/><text:s text:c="6"/>description: Gets details of a member for the specfied ID</text:p>
      <text:p text:style-name="P30"><text:s text:c="6"/>parameters:</text:p>
      <text:p text:style-name="P30"><text:s text:c="8"/>- name: memberId</text:p>
      <text:p text:style-name="P30"><text:s text:c="10"/>in: path</text:p>
      <text:p text:style-name="P30"><text:s text:c="10"/>type: string</text:p>
      <text:p text:style-name="P30"><text:s text:c="10"/>required: true</text:p>
      <text:p text:style-name="P30"><text:s text:c="6"/>responses:</text:p>
      <text:p text:style-name="P30"><text:s text:c="8"/>'200': <text:s text:c="3"/></text:p>
      <text:p text:style-name="P30"><text:s text:c="10"/>description: returns the member detail</text:p>
      <text:p text:style-name="P30"><text:s text:c="10"/>schema:</text:p>
      <text:p text:style-name="P31"><text:s text:c="12"/>$ref: '#/definitions/member'<text:span text:style-name="T5">lly either lined with concrete or the coffi</text:span></text:p>
      <text:p text:style-name="P30"/>
      <text:p text:style-name="P32">Now, add a POST – unknown ID:</text:p>
      <text:p text:style-name="P32"/>
      <text:p text:style-name="P33"><text:s text:c="14"/>$ref: '#/definitions/member'</text:p>
      <text:p text:style-name="P33"><text:s text:c="4"/>post:</text:p>
      <text:p text:style-name="P33"><text:s text:c="6"/>parameters:</text:p>
      <text:p text:style-name="P33"><text:s text:c="8"/>- name: member</text:p>
      <text:p text:style-name="P33"><text:s text:c="10"/>in: body</text:p>
      <text:p text:style-name="P33"><text:s text:c="10"/>description: The member JSON you want to post</text:p>
      <text:p text:style-name="P33"><text:s text:c="10"/>schema:</text:p>
      <text:p text:style-name="P33"><text:s text:c="12"/>$ref: '#/definitions/member'</text:p>
      <text:p text:style-name="P33"><text:s text:c="10"/>required: true</text:p>
      <text:p text:style-name="P33"><text:s text:c="6"/>responses:</text:p>
      <text:p text:style-name="P33"><text:s text:c="8"/>200:</text:p>
      <text:p text:style-name="P33"><text:s text:c="10"/>description: Make a new member <text:s/></text:p>
      <text:p text:style-name="P33"/>
      <text:p text:style-name="P33"/>
      <text:p text:style-name="P33">Show Mocking</text:p>
      <text:p text:style-name="P33"/>
      <text:p text:style-name="P33">1) Add some example data to the definitions</text:p>
      <text:p text:style-name="P33"/>
      <text:p text:style-name="P34">Go to Swagger Hub</text:p>
      <text:p text:style-name="P33"/>
      <text:p text:style-name="P33">2) Hit + | Create new API</text:p>
      <text:p text:style-name="P33"/>
      <text:p text:style-name="P33">3) Paste new YAML over it</text:p>
      <text:p text:style-name="P33"/>
      <text:p text:style-name="P33">4) Save</text:p>
      <text:p text:style-name="P33"/>
      <text:p text:style-name="P33">5) … Publish</text:p>
      <text:p text:style-name="P33"/>
      <text:p text:style-name="P33">6) Use the Try it out buttons in the UI</text:p>
      <text:p text:style-name="P33"><text:tab/>(CURL command shows real UI).</text:p>
      <text:p text:style-name="P33"/>
      <text:p text:style-name="P33"/>
      <text:h text:style-name="Heading_20_2" text:outline-level="2">Proxy DEMO</text:h>
      <text:p text:style-name="P3"/>
      <text:p text:style-name="P3">Based on the YAML file from /home/mjrw/Documents/BBC-Microservices/Source/swagger/SimpleDemo/echo.yaml</text:p>
      <text:p text:style-name="P3"/>
      <text:p text:style-name="P3">Create a NodeJS server</text:p>
      <text:p text:style-name="P3"/>
      <text:p text:style-name="P3">Unzip the server into a <text:s/>folder</text:p>
      <text:p text:style-name="P3"/>
      <text:p text:style-name="P3">Edit EchoServer/controllers/DefaultService.js</text:p>
      <text:p text:style-name="P3"/>
      <text:p text:style-name="P3">Change return from rootPOST to</text:p>
      <text:p text:style-name="P3"/>
      <text:p text:style-name="P3"><text:s/>res.end("Name:" + args.name.value + " Year:" + args.year.value);</text:p>
      <text:p text:style-name="P3"><text:soft-page-break/></text:p>
      <text:p text:style-name="P3"/>
      <text:p text:style-name="P3">npm start</text:p>
      <text:p text:style-name="P3"/>
      <text:p text:style-name="P3">Use the docs URL http://localhost:8080/docs</text:p>
      <text:p text:style-name="P3"/>
      <text:p text:style-name="P3">Test the post method: should see our values echoed</text:p>
      <text:p text:style-name="P3"/>
      <text:p text:style-name="P3">Explain the generated code produces the proxy</text:p>
      <text:p text:style-name="P3"/>
      <text:p text:style-name="P3">Generate Client</text:p>
      <text:p text:style-name="P3"/>
      <text:p text:style-name="P3"/>
      <text:p text:style-name="P3"/>
      <text:p text:style-name="P3">Optional: to create a container</text:p>
      <text:p text:style-name="P3"/>
      <text:p text:style-name="P3">Docker file:</text:p>
      <text:p text:style-name="P3">FROM node:6-onbuild</text:p>
      <text:p text:style-name="P3">EXPOSE 8092</text:p>
      <text:p text:style-name="P3"/>
      <text:p text:style-name="P3">docker build -t mjrw/echo-server .</text:p>
      <text:p text:style-name="P3">Docker run … -p 8092:8092 mjrw/echo-server</text:p>
      <text:p text:style-name="P3"/>
      <text:p text:style-name="P3"/>
      <text:p text:style-name="P3"/>
      <text:h text:style-name="Heading_20_1" text:outline-level="1">AWS DEMO</text:h>
      <text:p text:style-name="P3"/>
      <text:p text:style-name="P3">Use my account.</text:p>
      <text:p text:style-name="P3"/>
      <text:p text:style-name="P3">Walk thru the whole process of key creation, instance selection, starting an instance and connecting to it.</text:p>
      <text:p text:style-name="P3"/>
      <text:p text:style-name="P3"/>
      <text:h text:style-name="Heading_20_1" text:outline-level="1">DOCKER DEMO</text:h>
      <text:p text:style-name="P3"/>
      <text:p text:style-name="P3">//Start a container with MYSQL </text:p>
      <text:p text:style-name="P3">docker run --name mysql-container -e MYSQL_ROOT_PASSWORD=MyPassword -d mysql:8.0.1</text:p>
      <text:p text:style-name="P3"/>
      <text:p text:style-name="P3">docker ps // Show it is running</text:p>
      <text:p text:style-name="P3"/>
      <text:p text:style-name="P3">docker inspect <text:s/>mysql-container</text:p>
      <text:p text:style-name="P3"/>
      <text:p text:style-name="P3">Get the host IP – it’s near the end of the output</text:p>
      <text:p text:style-name="P3"/>
      <text:p text:style-name="P3">// Launch another container point out that is is linked – allows ports to be shared across instances</text:p>
      <text:p text:style-name="P3">// This container is runing the mysql client but could be running any client application</text:p>
      <text:p text:style-name="P3"/>
      <text:p text:style-name="P3">// -h is the ip address to connect to (from inspect)</text:p>
      <text:p text:style-name="P3"/>
      <text:p text:style-name="P3">docker run -it --rm mysql sh -c 'exec mysql -h 172.17.0.5 -P 3306 -uroot -p"MyPassword"'</text:p>
      <text:p text:style-name="P3"/>
      <text:p text:style-name="P3">exit</text:p>
      <text:p text:style-name="P3">In the instance</text:p>
      <text:p text:style-name="P3"/>
      <text:p text:style-name="P3">show databases;</text:p>
      <text:p text:style-name="P3"><text:soft-page-break/>use mysql;</text:p>
      <text:p text:style-name="P3">show tables;</text:p>
      <text:p text:style-name="P3"/>
      <text:p text:style-name="P3">Exit the container and run:</text:p>
      <text:p text:style-name="P3">docker run -it <text:s/>--rm mysql <text:s/>bash</text:p>
      <text:p text:style-name="P3"/>
      <text:p text:style-name="P3">Show there is a real file system</text:p>
      <text:p text:style-name="P3"/>
      <text:h text:style-name="Heading_20_1" text:outline-level="1">Docker Registry</text:h>
      <text:p text:style-name="P3"/>
      <text:p text:style-name="P3">1) Add a new database to the mysql image</text:p>
      <text:p text:style-name="P3"/>
      <text:p text:style-name="P3">docker run --name mysql-container-demo -v /home/mjrw/Documents/BBC-Microservices/Source/docker/MySQLDemo:/sqldata -e MYSQL_ROOT_PASSWORD=MyPassword <text:s/>-d mysql:8.0.1</text:p>
      <text:p text:style-name="P3"/>
      <text:p text:style-name="P3">Note that the key thing here is the mount of our local dir into /docker-entrypoint-initdb.d</text:p>
      <text:p text:style-name="P3">(refer to the library/mysql docs). The minimal.sql file is automatically read and creates a new db called servicedb.</text:p>
      <text:p text:style-name="P3"/>
      <text:p text:style-name="P3">Use docker exec -it mysql-container-demo bash to connect to the image</text:p>
      <text:p text:style-name="P3"/>
      <text:p text:style-name="P3">Copy the minimal.sql file to the /docker-entrypoint-initdb.d dir</text:p>
      <text:p text:style-name="P3"/>
      <text:p text:style-name="P3">cp sqldata/* docker-entrypoint-initdb.d</text:p>
      <text:p text:style-name="P3"/>
      <text:p text:style-name="P3">Exit bash</text:p>
      <text:p text:style-name="P3"/>
      <text:p text:style-name="P3">Stop the container</text:p>
      <text:p text:style-name="P3"/>
      <text:p text:style-name="P3">docker stop mysql-container-demo</text:p>
      <text:p text:style-name="P3"/>
      <text:p text:style-name="P3">2) Save the image with: </text:p>
      <text:p text:style-name="P3">docker commit mysql-container-demo bbcdemo/mysqldemo</text:p>
      <text:p text:style-name="P3">// Not the tag starts with the account name</text:p>
      <text:p text:style-name="P3"/>
      <text:p text:style-name="P3">docker run --name mysql-container-from-image -d bbcdemo/mysqldemo</text:p>
      <text:p text:style-name="P3">// Critical there is no password!</text:p>
      <text:p text:style-name="P3"/>
      <text:p text:style-name="P3">1) Get the IP address</text:p>
      <text:p text:style-name="P3">docker run -it --rm mysql sh -c 'exec mysql -h 172.17.0.3 -P 3306 -uroot -p"MyPassword"'</text:p>
      <text:p text:style-name="P3"/>
      <text:p text:style-name="P3">show databases;</text:p>
      <text:p text:style-name="P3"/>
      <text:p text:style-name="P3">servicedb should be there</text:p>
      <text:p text:style-name="P3">Push the image to the registry</text:p>
      <text:p text:style-name="P3"/>
      <text:p text:style-name="P3">docker push bbcdemo/mysqldemo</text:p>
      <text:p text:style-name="P3"/>
      <text:p text:style-name="P3">Prove it works!</text:p>
      <text:p text:style-name="P3">Now, on the remote machine:</text:p>
      <text:p text:style-name="P3"/>
      <text:p text:style-name="P3">docker run --name mysql-container-from-image -d bbcdemo/mysqldemo</text:p>
      <text:p text:style-name="P3"/>
      <text:p text:style-name="P3">docker run -it --rm mysql sh -c 'exec mysql -h 172.17.0.2 -P 3306 -uroot -p"MyPassword"'</text:p>
      <text:p text:style-name="P3"/>
      <text:p text:style-name="P3"/>
      <text:h text:style-name="Heading_20_1" text:outline-level="1"><text:soft-page-break/>Circuit Breaker Demo</text:h>
      <text:p text:style-name="P4">$COURSE_HOME/Source/nodejs-services/CircuitBreaker</text:p>
      <text:p text:style-name="P4">Open <text:span text:style-name="T2">circuit-breaker.js</text:span></text:p>
      <text:p text:style-name="Text_20_body">Explain:</text:p>
      <text:p text:style-name="Text_20_body"><text:tab/><text:span text:style-name="T1">circuitBreaker is a nodeJS implementation of the Circuit Breaker pattern</text:span></text:p>
      <text:p text:style-name="P5"><text:tab/><text:a xlink:type="simple" xlink:href="https://www.npmjs.com/package/circuitbreaker" text:style-name="Internet_20_link" text:visited-style-name="Visited_20_Internet_20_Link">https://www.npmjs.com/package/circuitbreaker</text:a></text:p>
      <text:p text:style-name="P5"><text:tab/>We have a dummy function loadDataFromRemoteServer which we are wrapping in the circuit breaker</text:p>
      <text:p text:style-name="P4">Run with <text:span text:style-name="T2">node circuit-breaker.js</text:span></text:p>
      <text:p text:style-name="Text_20_body">Demo order:</text:p>
      <text:p text:style-name="Text_20_body"><text:tab/>Run with calls passing 23 and 32 – works OK</text:p>
      <text:p text:style-name="Text_20_body"><text:tab/>Add two calls with -1</text:p>
      <text:p text:style-name="Text_20_body"><text:tab/><text:tab/>Still works</text:p>
      <text:p text:style-name="Text_20_body"><text:tab/>Add third call with -1 </text:p>
      <text:p text:style-name="Text_20_body"><text:tab/><text:tab/>Fails</text:p>
      <text:p text:style-name="Text_20_body"><text:tab/><text:tab/>And keeps failing</text:p>
      <text:p text:style-name="Text_20_body"><text:tab/>Add code called after timeout</text:p>
      <text:p text:style-name="Text_20_body"><text:tab/><text:tab/>Works now :-)</text:p>
      <text:h text:style-name="P35" text:outline-level="1">Zookeeper Demo</text:h>
      <text:p text:style-name="P6">~/Documents/BBC-Microservices/Source/docker/Zookeeper-Web$ </text:p>
      <text:p text:style-name="P6">Docker-compose up </text:p>
      <text:p text:style-name="P6">Starts a Web UI and a Zookeeper server</text:p>
      <text:p text:style-name="P6"><text:a xlink:type="simple" xlink:href="http://localhost:8000/" text:style-name="Internet_20_link" text:visited-style-name="Visited_20_Internet_20_Link">http://localhost:8000/</text:a></text:p>
      <text:p text:style-name="P6">Connection string zookeeper:2181 no credentials</text:p>
      <text:p text:style-name="P7"><text:span text:style-name="T3">Explain the r</text:span>un the client code </text:p>
      <text:p text:style-name="P8">Go back to ZK and show the major key with two sub-keys each holding service access data.</text:p>
      <text:p text:style-name="P8"/>
      <text:h text:style-name="P36" text:outline-level="1">Docker Swarm</text:h>
      <text:p text:style-name="P1"/>
      <text:p text:style-name="P1">Connect Swarm to AWS</text:p>
      <text:p text:style-name="P1"><text:soft-page-break/>(Use pre-created AWS role).</text:p>
      <text:p text:style-name="P1">Create Swarm – show resources being created</text:p>
      <text:p text:style-name="P1">Connect to the swarm</text:p>
      <text:p text:style-name="P1">Deploy the Composition onto the Swarm</text:p>
      <text:p text:style-name="P1"><text:bookmark text:name="_GoBack"/>** Connect to a node and see what’s started?</text:p>
      <text:p text:style-name="P2"/>
      <text:p text:style-name="P10">Logs on manager: /var/lib/docker/swarm</text:p>
      <text:p text:style-name="P10"/>
      <text:p text:style-name="P12">User for ssh is docker@</text:p>
      <text:p text:style-name="P10"/>
      <text:p text:style-name="P10">Cloud.docker.io</text:p>
      <text:p text:style-name="P11">Create Swarm / AWS</text:p>
      <text:p text:style-name="P9"/>
      <text:p text:style-name="Text_20_body">Takes a while to start :: explore the resources being started:</text:p>
      <text:p text:style-name="Text_20_body"><text:span text:style-name="T4">D</text:span>ynamo, instances, load-balancers, <text:span text:style-name="T4">auto-scaling etc</text:span></text:p>
      <text:p text:style-name="Text_20_body">In cloud.docker screen, click on the name of the Swarm – gives a local docker command to run</text:p>
      <text:p text:style-name="P13">Run it.</text:p>
      <text:p text:style-name="Text_20_body">It provides an environment variable DOCKER_HOST</text:p>
      <text:p text:style-name="P14"><text:span text:style-name="T4">In </text:span>~/Documents/BBC-Microservices/Exercises/Solutions/Composition</text:p>
      <text:p text:style-name="Text_20_body">docker stack deploy -c docker-compose-swarm.yaml BBC-Demo</text:p>
      <text:p text:style-name="Text_20_body">docker info</text:p>
      <text:p text:style-name="Text_20_body"/>
      <text:p text:style-name="Text_20_body">docker service ls</text:p>
      <text:p text:style-name="Text_20_body"/>
      <text:p text:style-name="Text_20_body">Connect to the ELB address (available via edit endpoint in cloud.docker.io).</text:p>
      <text:p text:style-name="Text_20_body"/>
      <text:p text:style-name="Text_20_body"/>
      <text:h text:style-name="Heading_20_1" text:outline-level="1">SQS Client</text:h>
      <text:p text:style-name="P15">Qname:</text:p>
      <text:p text:style-name="P15"/>
      <text:p text:style-name="P19"><text:span text:style-name="T6">"</text:span><text:a xlink:type="simple" xlink:href="https://sqs.us-east-1.amazonaws.com/959486755281/BBC-Demo" text:style-name="Internet_20_link" text:visited-style-name="Visited_20_Internet_20_Link">https://sqs.us-east-1.amazonaws.com/959486755281/BBC-Demo</text:a><text:span text:style-name="T6">"</text:span><text:span text:style-name="T7">;</text:span></text:p>
      <text:p text:style-name="P20"><text:span text:style-name="T7"/></text:p>
      <text:p text:style-name="P15"/>
      <text:p text:style-name="P15"><text:soft-page-break/>Producer /home/mjrw/Documents/BBC-Microservices/Source/node-clients/SQSProducer</text:p>
      <text:p text:style-name="P15">Consumer <text:s/>/home/mjrw/Documents/BBC-Microservices/Source/node-clients/SQSClient</text:p>
      <text:p text:style-name="P15"/>
      <text:p text:style-name="P16">Show the code for the producer (node index.js)</text:p>
      <text:p text:style-name="P16">Run it: puts 50 messages in the Q</text:p>
      <text:p text:style-name="P16">Show the consumer</text:p>
      <text:p text:style-name="P16">Run (node index.js)</text:p>
      <text:p text:style-name="P16">Pulls messages from the Q</text:p>
      <text:p text:style-name="P16">Note the duplicates – <text:span text:style-name="T8">if there are any!</text:span></text:p>
      <text:p text:style-name="P17">Run docker -it bbcdemo/sqs-client a couple of times</text:p>
      <text:p text:style-name="P17">Run the produc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16:02:24.955716062</dc:date>
    <meta:editing-duration>PT11H34M33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7" meta:paragraph-count="201" meta:word-count="923" meta:character-count="6663" meta:non-whitespace-character-count="5537"/>
  </office:meta>
</office:document-meta>
</file>